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07cm"/>
    </style:style>
    <style:style style:name="co3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default-cell-style-name="ce2"/>
        <table:table-column table:style-name="co1" table:number-columns-repeated="2" table:default-cell-style-name="ce3"/>
        <table:table-row table:style-name="ro1">
          <table:table-cell table:style-name="ce1" office:value-type="string">
            <text:p>Id client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stado pago</text:p>
          </table:table-cell>
          <table:table-cell table:style-name="ce1" office:value-type="string">
            <text:p>Entidad</text:p>
          </table:table-cell>
          <table:table-cell table:style-name="ce1" office:value-type="string">
            <text:p>Num Pago</text:p>
          </table:table-cell>
          <table:table-cell table:style-name="ce1" office:value-type="string">
            <text:p>Created</text:p>
          </table:table-cell>
          <table:table-cell table:style-name="ce1" office:value-type="string">
            <text:p>Updated</text:p>
          </table:table-cell>
        </table:table-row>
        <table:table-row table:style-name="ro1">
          <table:table-cell office:value-type="float" office:value="993241539001">
            <text:p>993241539001</text:p>
          </table:table-cell>
          <table:table-cell office:value-type="string">
            <text:p>$155,00</text:p>
          </table:table-cell>
          <table:table-cell office:value-type="string">
            <text:p>Activa</text:p>
          </table:table-cell>
          <table:table-cell table:number-columns-repeated="2" office:value-type="string">
            <text:p> </text:p>
          </table:table-cell>
          <table:table-cell table:number-columns-repeated="2" office:value-type="date" office:date-value="2022-11-11T10:42:45">
            <text:p>11/11/22 10:42</text:p>
          </table:table-cell>
        </table:table-row>
        <table:table-row table:style-name="ro1">
          <table:table-cell office:value-type="float" office:value="190115151001">
            <text:p>190115151001</text:p>
          </table:table-cell>
          <table:table-cell office:value-type="string">
            <text:p>$10.208,00</text:p>
          </table:table-cell>
          <table:table-cell office:value-type="string">
            <text:p>Activa</text:p>
          </table:table-cell>
          <table:table-cell table:number-columns-repeated="2" office:value-type="string">
            <text:p> </text:p>
          </table:table-cell>
          <table:table-cell table:number-columns-repeated="2" office:value-type="date" office:date-value="2022-11-11">
            <text:p>11/11/22 00:00</text:p>
          </table:table-cell>
        </table:table-row>
        <table:table-row table:style-name="ro1">
          <table:table-cell office:value-type="float" office:value="190166570001">
            <text:p>190166570001</text:p>
          </table:table-cell>
          <table:table-cell office:value-type="string">
            <text:p>$2.500,00</text:p>
          </table:table-cell>
          <table:table-cell office:value-type="string">
            <text:p>Activa</text:p>
          </table:table-cell>
          <table:table-cell table:number-columns-repeated="2" office:value-type="string">
            <text:p> </text:p>
          </table:table-cell>
          <table:table-cell table:number-columns-repeated="2" office:value-type="date" office:date-value="2022-11-11">
            <text:p>11/11/22 00:00</text:p>
          </table:table-cell>
        </table:table-row>
        <table:table-row table:style-name="ro1">
          <table:table-cell office:value-type="float" office:value="190341992001">
            <text:p>190341992001</text:p>
          </table:table-cell>
          <table:table-cell office:value-type="string">
            <text:p>$132.058,00</text:p>
          </table:table-cell>
          <table:table-cell office:value-type="string">
            <text:p>Activa</text:p>
          </table:table-cell>
          <table:table-cell table:number-columns-repeated="2" office:value-type="string">
            <text:p> </text:p>
          </table:table-cell>
          <table:table-cell table:number-columns-repeated="2" office:value-type="date" office:date-value="2022-11-11">
            <text:p>11/11/22 00:00</text:p>
          </table:table-cell>
        </table:table-row>
        <table:table-row table:style-name="ro1">
          <table:table-cell office:value-type="float" office:value="190401855001">
            <text:p>190401855001</text:p>
          </table:table-cell>
          <table:table-cell office:value-type="string">
            <text:p>$7.744,00</text:p>
          </table:table-cell>
          <table:table-cell office:value-type="string">
            <text:p>Activa</text:p>
          </table:table-cell>
          <table:table-cell table:number-columns-repeated="2" office:value-type="string">
            <text:p> </text:p>
          </table:table-cell>
          <table:table-cell table:number-columns-repeated="2" office:value-type="date" office:date-value="2022-11-11">
            <text:p>11/11/22 00:00</text:p>
          </table:table-cell>
        </table:table-row>
        <table:table-row table:style-name="ro1">
          <table:table-cell office:value-type="float" office:value="103110789001">
            <text:p>103110789001</text:p>
          </table:table-cell>
          <table:table-cell office:value-type="string">
            <text:p>$85,00</text:p>
          </table:table-cell>
          <table:table-cell office:value-type="string">
            <text:p>Activa</text:p>
          </table:table-cell>
          <table:table-cell table:number-columns-repeated="2" office:value-type="string">
            <text:p> </text:p>
          </table:table-cell>
          <table:table-cell table:number-columns-repeated="2" office:value-type="date" office:date-value="2023-10-01">
            <text:p>01/10/23 00:00</text:p>
          </table:table-cell>
        </table:table-row>
        <table:table-row table:style-name="ro1">
          <table:table-cell office:value-type="float" office:value="103361440001">
            <text:p>103361440001</text:p>
          </table:table-cell>
          <table:table-cell office:value-type="string">
            <text:p>$154,87</text:p>
          </table:table-cell>
          <table:table-cell office:value-type="string">
            <text:p>Activa</text:p>
          </table:table-cell>
          <table:table-cell table:number-columns-repeated="2" office:value-type="string">
            <text:p> </text:p>
          </table:table-cell>
          <table:table-cell table:number-columns-repeated="2" office:value-type="date" office:date-value="2023-10-01">
            <text:p>01/10/23 00:00</text:p>
          </table:table-cell>
        </table:table-row>
        <table:table-row table:style-name="ro1">
          <table:table-cell office:value-type="float" office:value="103733002001">
            <text:p>103733002001</text:p>
          </table:table-cell>
          <table:table-cell office:value-type="string">
            <text:p>$950,00</text:p>
          </table:table-cell>
          <table:table-cell office:value-type="string">
            <text:p>Activa</text:p>
          </table:table-cell>
          <table:table-cell table:number-columns-repeated="2" office:value-type="string">
            <text:p> </text:p>
          </table:table-cell>
          <table:table-cell table:number-columns-repeated="2" office:value-type="date" office:date-value="2023-10-01">
            <text:p>01/10/23 00:00</text:p>
          </table:table-cell>
        </table:table-row>
        <table:table-row table:style-name="ro1">
          <table:table-cell office:value-type="float" office:value="106513088001">
            <text:p>106513088001</text:p>
          </table:table-cell>
          <table:table-cell office:value-type="string">
            <text:p>$45,25</text:p>
          </table:table-cell>
          <table:table-cell office:value-type="string">
            <text:p>Activa</text:p>
          </table:table-cell>
          <table:table-cell table:number-columns-repeated="2" office:value-type="string">
            <text:p> </text:p>
          </table:table-cell>
          <table:table-cell table:number-columns-repeated="2" office:value-type="date" office:date-value="2023-10-01">
            <text:p>01/10/23 00:00</text:p>
          </table:table-cell>
        </table:table-row>
        <table:table-row table:style-name="ro1">
          <table:table-cell office:value-type="float" office:value="190003701001">
            <text:p>190003701001</text:p>
          </table:table-cell>
          <table:table-cell office:value-type="string">
            <text:p>$60,00</text:p>
          </table:table-cell>
          <table:table-cell office:value-type="string">
            <text:p>Activa</text:p>
          </table:table-cell>
          <table:table-cell table:number-columns-repeated="2" office:value-type="string">
            <text:p> </text:p>
          </table:table-cell>
          <table:table-cell table:number-columns-repeated="2" office:value-type="date" office:date-value="2023-10-01">
            <text:p>01/10/23 00:00</text:p>
          </table:table-cell>
        </table:table-row>
        <table:table-row table:style-name="ro1">
          <table:table-cell office:value-type="float" office:value="190005070001">
            <text:p>190005070001</text:p>
          </table:table-cell>
          <table:table-cell office:value-type="string">
            <text:p>$2.952,76</text:p>
          </table:table-cell>
          <table:table-cell office:value-type="string">
            <text:p>Activa</text:p>
          </table:table-cell>
          <table:table-cell table:number-columns-repeated="2" office:value-type="string">
            <text:p> </text:p>
          </table:table-cell>
          <table:table-cell table:number-columns-repeated="2" office:value-type="date" office:date-value="2023-10-01">
            <text:p>01/10/23 00:00</text:p>
          </table:table-cell>
        </table:table-row>
        <table:table-row table:style-name="ro1">
          <table:table-cell office:value-type="float" office:value="190007510001">
            <text:p>190007510001</text:p>
          </table:table-cell>
          <table:table-cell office:value-type="string">
            <text:p>$520,24</text:p>
          </table:table-cell>
          <table:table-cell office:value-type="string">
            <text:p>Activa</text:p>
          </table:table-cell>
          <table:table-cell table:number-columns-repeated="2" office:value-type="string">
            <text:p> </text:p>
          </table:table-cell>
          <table:table-cell table:number-columns-repeated="2" office:value-type="date" office:date-value="2023-10-01">
            <text:p>01/10/23 00:00</text:p>
          </table:table-cell>
        </table:table-row>
        <table:table-row table:style-name="ro1">
          <table:table-cell office:value-type="float" office:value="190050033001">
            <text:p>190050033001</text:p>
          </table:table-cell>
          <table:table-cell office:value-type="string">
            <text:p>$230,00</text:p>
          </table:table-cell>
          <table:table-cell office:value-type="string">
            <text:p>Activa</text:p>
          </table:table-cell>
          <table:table-cell table:number-columns-repeated="2" office:value-type="string">
            <text:p> </text:p>
          </table:table-cell>
          <table:table-cell table:number-columns-repeated="2" office:value-type="date" office:date-value="2023-10-01">
            <text:p>01/10/23 00:00</text:p>
          </table:table-cell>
        </table:table-row>
        <table:table-row table:style-name="ro1">
          <table:table-cell office:value-type="float" office:value="190055507001">
            <text:p>190055507001</text:p>
          </table:table-cell>
          <table:table-cell office:value-type="string">
            <text:p>$58,58</text:p>
          </table:table-cell>
          <table:table-cell office:value-type="string">
            <text:p>Activa</text:p>
          </table:table-cell>
          <table:table-cell table:number-columns-repeated="2" office:value-type="string">
            <text:p> </text:p>
          </table:table-cell>
          <table:table-cell table:number-columns-repeated="2" office:value-type="date" office:date-value="2023-10-01">
            <text:p>01/10/23 00:00</text:p>
          </table:table-cell>
        </table:table-row>
        <table:table-row table:style-name="ro1">
          <table:table-cell office:value-type="float" office:value="190072002001">
            <text:p>190072002001</text:p>
          </table:table-cell>
          <table:table-cell office:value-type="string">
            <text:p>$2.545,00</text:p>
          </table:table-cell>
          <table:table-cell office:value-type="string">
            <text:p>Activa</text:p>
          </table:table-cell>
          <table:table-cell table:number-columns-repeated="2" office:value-type="string">
            <text:p> </text:p>
          </table:table-cell>
          <table:table-cell table:number-columns-repeated="2" office:value-type="date" office:date-value="2023-10-01">
            <text:p>01/10/23 00:00</text:p>
          </table:table-cell>
        </table:table-row>
        <table:table-row table:style-name="ro1">
          <table:table-cell office:value-type="float" office:value="190072037001">
            <text:p>190072037001</text:p>
          </table:table-cell>
          <table:table-cell office:value-type="string">
            <text:p>$125,30</text:p>
          </table:table-cell>
          <table:table-cell office:value-type="string">
            <text:p>Activa</text:p>
          </table:table-cell>
          <table:table-cell table:number-columns-repeated="2" office:value-type="string">
            <text:p> </text:p>
          </table:table-cell>
          <table:table-cell table:number-columns-repeated="2" office:value-type="date" office:date-value="2023-10-01">
            <text:p>01/10/23 00:00</text:p>
          </table:table-cell>
        </table:table-row>
        <table:table-row table:style-name="ro1">
          <table:table-cell office:value-type="float" office:value="190085929001">
            <text:p>190085929001</text:p>
          </table:table-cell>
          <table:table-cell office:value-type="string">
            <text:p>$91,25</text:p>
          </table:table-cell>
          <table:table-cell office:value-type="string">
            <text:p>Activa</text:p>
          </table:table-cell>
          <table:table-cell table:number-columns-repeated="2" office:value-type="string">
            <text:p> </text:p>
          </table:table-cell>
          <table:table-cell table:number-columns-repeated="2" office:value-type="date" office:date-value="2023-10-01">
            <text:p>01/10/23 00:00</text:p>
          </table:table-cell>
        </table:table-row>
        <table:table-row table:style-name="ro1">
          <table:table-cell office:value-type="float" office:value="190099725001">
            <text:p>190099725001</text:p>
          </table:table-cell>
          <table:table-cell office:value-type="string">
            <text:p>$470,00</text:p>
          </table:table-cell>
          <table:table-cell office:value-type="string">
            <text:p>Activa</text:p>
          </table:table-cell>
          <table:table-cell table:number-columns-repeated="2" office:value-type="string">
            <text:p> </text:p>
          </table:table-cell>
          <table:table-cell table:number-columns-repeated="2" office:value-type="date" office:date-value="2023-10-01">
            <text:p>01/10/23 00:00</text:p>
          </table:table-cell>
        </table:table-row>
        <table:table-row table:style-name="ro1">
          <table:table-cell office:value-type="float" office:value="190146812001">
            <text:p>190146812001</text:p>
          </table:table-cell>
          <table:table-cell office:value-type="string">
            <text:p>$320,89</text:p>
          </table:table-cell>
          <table:table-cell office:value-type="string">
            <text:p>Activa</text:p>
          </table:table-cell>
          <table:table-cell table:number-columns-repeated="2" office:value-type="string">
            <text:p> </text:p>
          </table:table-cell>
          <table:table-cell table:number-columns-repeated="2" office:value-type="date" office:date-value="2023-10-01">
            <text:p>01/10/23 00:00</text:p>
          </table:table-cell>
        </table:table-row>
        <table:table-row table:style-name="ro1">
          <table:table-cell office:value-type="float" office:value="190168018001">
            <text:p>190168018001</text:p>
          </table:table-cell>
          <table:table-cell office:value-type="string">
            <text:p>$421,00</text:p>
          </table:table-cell>
          <table:table-cell office:value-type="string">
            <text:p>Activa</text:p>
          </table:table-cell>
          <table:table-cell table:number-columns-repeated="2" office:value-type="string">
            <text:p> </text:p>
          </table:table-cell>
          <table:table-cell table:number-columns-repeated="2" office:value-type="date" office:date-value="2023-10-01">
            <text:p>01/10/23 00:00</text:p>
          </table:table-cell>
        </table:table-row>
        <table:table-row table:style-name="ro1">
          <table:table-cell office:value-type="float" office:value="190310647001">
            <text:p>190310647001</text:p>
          </table:table-cell>
          <table:table-cell office:value-type="string">
            <text:p>$890,00</text:p>
          </table:table-cell>
          <table:table-cell office:value-type="string">
            <text:p>Activa</text:p>
          </table:table-cell>
          <table:table-cell table:number-columns-repeated="2" office:value-type="string">
            <text:p> </text:p>
          </table:table-cell>
          <table:table-cell table:number-columns-repeated="2" office:value-type="date" office:date-value="2023-10-01">
            <text:p>01/10/23 00:00</text:p>
          </table:table-cell>
        </table:table-row>
        <table:table-row table:style-name="ro1">
          <table:table-cell office:value-type="float" office:value="190350037001">
            <text:p>190350037001</text:p>
          </table:table-cell>
          <table:table-cell office:value-type="string">
            <text:p>$89,25</text:p>
          </table:table-cell>
          <table:table-cell office:value-type="string">
            <text:p>Activa</text:p>
          </table:table-cell>
          <table:table-cell table:number-columns-repeated="2" office:value-type="string">
            <text:p> </text:p>
          </table:table-cell>
          <table:table-cell table:number-columns-repeated="2" office:value-type="date" office:date-value="2023-10-01">
            <text:p>01/10/23 00:00</text:p>
          </table:table-cell>
        </table:table-row>
        <table:table-row table:style-name="ro1">
          <table:table-cell office:value-type="float" office:value="190415198001">
            <text:p>190415198001</text:p>
          </table:table-cell>
          <table:table-cell office:value-type="string">
            <text:p>$33,69</text:p>
          </table:table-cell>
          <table:table-cell office:value-type="string">
            <text:p>Activa</text:p>
          </table:table-cell>
          <table:table-cell table:number-columns-repeated="2" office:value-type="string">
            <text:p> </text:p>
          </table:table-cell>
          <table:table-cell table:number-columns-repeated="2" office:value-type="date" office:date-value="2023-10-01">
            <text:p>01/10/23 00:00</text:p>
          </table:table-cell>
        </table:table-row>
        <table:table-row table:style-name="ro2">
          <table:table-cell office:value-type="float" office:value="992156562001">
            <text:p>992156562001</text:p>
          </table:table-cell>
          <table:table-cell office:value-type="string">
            <text:p>$1.138.619,60</text:p>
          </table:table-cell>
          <table:table-cell office:value-type="string">
            <text:p>Aprobada</text:p>
          </table:table-cell>
          <table:table-cell office:value-type="string">
            <text:p>BOLIVARIANO</text:p>
          </table:table-cell>
          <table:table-cell office:value-type="float" office:value="89652114">
            <text:p>89652114</text:p>
          </table:table-cell>
          <table:table-cell table:style-name="ce2" office:value-type="string">
            <text:p>10/14/2020 3:55:24 PM</text:p>
          </table:table-cell>
          <table:table-cell table:style-name="ce2" office:value-type="string">
            <text:p>10/14/2020 4:22:17 PM</text:p>
          </table:table-cell>
        </table:table-row>
        <table:table-row table:style-name="ro2">
          <table:table-cell office:value-type="float" office:value="993241539001">
            <text:p>993241539001</text:p>
          </table:table-cell>
          <table:table-cell office:value-type="string">
            <text:p>$1.059,00</text:p>
          </table:table-cell>
          <table:table-cell office:value-type="string">
            <text:p>Aprobada</text:p>
          </table:table-cell>
          <table:table-cell office:value-type="string">
            <text:p>BOLIVARIANO</text:p>
          </table:table-cell>
          <table:table-cell office:value-type="float" office:value="987654">
            <text:p>987654</text:p>
          </table:table-cell>
          <table:table-cell table:number-columns-repeated="2" office:value-type="date" office:date-value="2022-04-11T11:21:57">
            <text:p>11/04/22 11:21</text:p>
          </table:table-cell>
        </table:table-row>
        <table:table-row table:style-name="ro2">
          <table:table-cell office:value-type="float" office:value="993241539001">
            <text:p>993241539001</text:p>
          </table:table-cell>
          <table:table-cell office:value-type="string">
            <text:p>$966,05</text:p>
          </table:table-cell>
          <table:table-cell office:value-type="string">
            <text:p>Aprobada</text:p>
          </table:table-cell>
          <table:table-cell office:value-type="string">
            <text:p>BOLIVARIANO</text:p>
          </table:table-cell>
          <table:table-cell office:value-type="float" office:value="987654">
            <text:p>987654</text:p>
          </table:table-cell>
          <table:table-cell office:value-type="date" office:date-value="2022-08-11T11:00:19">
            <text:p>11/08/22 11:00</text:p>
          </table:table-cell>
          <table:table-cell office:value-type="date" office:date-value="2022-08-11T11:00:20">
            <text:p>11/08/22 11:00</text:p>
          </table:table-cell>
        </table:table-row>
        <table:table-row table:style-name="ro2">
          <table:table-cell office:value-type="float" office:value="993241539001">
            <text:p>993241539001</text:p>
          </table:table-cell>
          <table:table-cell office:value-type="string">
            <text:p>$16.165,17</text:p>
          </table:table-cell>
          <table:table-cell office:value-type="string">
            <text:p>Aprobada</text:p>
          </table:table-cell>
          <table:table-cell office:value-type="string">
            <text:p>BOLIVARIANO</text:p>
          </table:table-cell>
          <table:table-cell office:value-type="float" office:value="22222">
            <text:p>22222</text:p>
          </table:table-cell>
          <table:table-cell table:number-columns-repeated="2" office:value-type="date" office:date-value="2022-11-11T09:25:12">
            <text:p>11/11/22 09:25</text:p>
          </table:table-cell>
        </table:table-row>
        <table:table-row table:style-name="ro2">
          <table:table-cell office:value-type="float" office:value="101773992001">
            <text:p>101773992001</text:p>
          </table:table-cell>
          <table:table-cell office:value-type="string">
            <text:p>$595,00</text:p>
          </table:table-cell>
          <table:table-cell office:value-type="string">
            <text:p>Aprobada</text:p>
          </table:table-cell>
          <table:table-cell office:value-type="string">
            <text:p>BOLIVARIANO</text:p>
          </table:table-cell>
          <table:table-cell office:value-type="float" office:value="53322539">
            <text:p>53322539</text:p>
          </table:table-cell>
          <table:table-cell office:value-type="date" office:date-value="2022-11-11">
            <text:p>11/11/22 00:00</text:p>
          </table:table-cell>
          <table:table-cell office:value-type="date" office:date-value="2023-06-01T14:48:47">
            <text:p>01/06/23 14:48</text:p>
          </table:table-cell>
        </table:table-row>
        <table:table-row table:style-name="ro2">
          <table:table-cell office:value-type="float" office:value="103110789001">
            <text:p>103110789001</text:p>
          </table:table-cell>
          <table:table-cell office:value-type="string">
            <text:p>$60,00</text:p>
          </table:table-cell>
          <table:table-cell office:value-type="string">
            <text:p>Aprobada</text:p>
          </table:table-cell>
          <table:table-cell office:value-type="string">
            <text:p>BOLIVARIANO</text:p>
          </table:table-cell>
          <table:table-cell office:value-type="float" office:value="55655493">
            <text:p>55655493</text:p>
          </table:table-cell>
          <table:table-cell office:value-type="date" office:date-value="2022-11-11">
            <text:p>11/11/22 00:00</text:p>
          </table:table-cell>
          <table:table-cell table:style-name="ce2" office:value-type="string">
            <text:p>12/13/2022 10:49:48 AM</text:p>
          </table:table-cell>
        </table:table-row>
        <table:table-row table:style-name="ro2">
          <table:table-cell office:value-type="float" office:value="103361440001">
            <text:p>103361440001</text:p>
          </table:table-cell>
          <table:table-cell office:value-type="string">
            <text:p>$272,00</text:p>
          </table:table-cell>
          <table:table-cell office:value-type="string">
            <text:p>Aprobada</text:p>
          </table:table-cell>
          <table:table-cell office:value-type="string">
            <text:p>BOLIVARIANO</text:p>
          </table:table-cell>
          <table:table-cell office:value-type="float" office:value="56555053">
            <text:p>56555053</text:p>
          </table:table-cell>
          <table:table-cell office:value-type="date" office:date-value="2022-11-11">
            <text:p>11/11/22 00:00</text:p>
          </table:table-cell>
          <table:table-cell office:value-type="date" office:date-value="2023-06-01T15:42:41">
            <text:p>01/06/23 15:42</text:p>
          </table:table-cell>
        </table:table-row>
        <table:table-row table:style-name="ro2">
          <table:table-cell office:value-type="float" office:value="103733002001">
            <text:p>103733002001</text:p>
          </table:table-cell>
          <table:table-cell office:value-type="string">
            <text:p>$510,00</text:p>
          </table:table-cell>
          <table:table-cell office:value-type="string">
            <text:p>Aprobada</text:p>
          </table:table-cell>
          <table:table-cell office:value-type="string">
            <text:p>BOLIVARIANO</text:p>
          </table:table-cell>
          <table:table-cell office:value-type="float" office:value="55655484">
            <text:p>55655484</text:p>
          </table:table-cell>
          <table:table-cell office:value-type="date" office:date-value="2022-11-11">
            <text:p>11/11/22 00:00</text:p>
          </table:table-cell>
          <table:table-cell table:style-name="ce2" office:value-type="string">
            <text:p>12/15/2022 10:19:29 AM</text:p>
          </table:table-cell>
        </table:table-row>
        <table:table-row table:style-name="ro2">
          <table:table-cell office:value-type="float" office:value="106513088001">
            <text:p>106513088001</text:p>
          </table:table-cell>
          <table:table-cell office:value-type="string">
            <text:p>$60,00</text:p>
          </table:table-cell>
          <table:table-cell office:value-type="string">
            <text:p>Aprobada</text:p>
          </table:table-cell>
          <table:table-cell office:value-type="string">
            <text:p>BOLIVARIANO</text:p>
          </table:table-cell>
          <table:table-cell office:value-type="float" office:value="59086913">
            <text:p>59086913</text:p>
          </table:table-cell>
          <table:table-cell office:value-type="date" office:date-value="2022-11-11">
            <text:p>11/11/22 00:00</text:p>
          </table:table-cell>
          <table:table-cell office:value-type="date" office:date-value="2023-06-01T16:24:52">
            <text:p>01/06/23 16:24</text:p>
          </table:table-cell>
        </table:table-row>
        <table:table-row table:style-name="ro2">
          <table:table-cell office:value-type="float" office:value="190003701001">
            <text:p>190003701001</text:p>
          </table:table-cell>
          <table:table-cell office:value-type="string">
            <text:p>$30,00</text:p>
          </table:table-cell>
          <table:table-cell office:value-type="string">
            <text:p>Aprobada</text:p>
          </table:table-cell>
          <table:table-cell office:value-type="string">
            <text:p>BOLIVARIANO</text:p>
          </table:table-cell>
          <table:table-cell office:value-type="float" office:value="55655484">
            <text:p>55655484</text:p>
          </table:table-cell>
          <table:table-cell office:value-type="date" office:date-value="2022-11-11">
            <text:p>11/11/22 00:00</text:p>
          </table:table-cell>
          <table:table-cell table:style-name="ce2" office:value-type="string">
            <text:p>12/13/2022 11:59:30 AM</text:p>
          </table:table-cell>
        </table:table-row>
        <table:table-row table:style-name="ro2">
          <table:table-cell office:value-type="float" office:value="190005070001">
            <text:p>190005070001</text:p>
          </table:table-cell>
          <table:table-cell office:value-type="string">
            <text:p>$2.952,76</text:p>
          </table:table-cell>
          <table:table-cell office:value-type="string">
            <text:p>Aprobada</text:p>
          </table:table-cell>
          <table:table-cell office:value-type="string">
            <text:p>BOLIVARIANO</text:p>
          </table:table-cell>
          <table:table-cell office:value-type="float" office:value="55655493">
            <text:p>55655493</text:p>
          </table:table-cell>
          <table:table-cell office:value-type="date" office:date-value="2022-11-11">
            <text:p>11/11/22 00:00</text:p>
          </table:table-cell>
          <table:table-cell table:style-name="ce2" office:value-type="string">
            <text:p>12/13/2022 9:04:36 AM</text:p>
          </table:table-cell>
        </table:table-row>
        <table:table-row table:style-name="ro2">
          <table:table-cell office:value-type="float" office:value="190007510001">
            <text:p>190007510001</text:p>
          </table:table-cell>
          <table:table-cell office:value-type="string">
            <text:p>$410,00</text:p>
          </table:table-cell>
          <table:table-cell office:value-type="string">
            <text:p>Aprobada</text:p>
          </table:table-cell>
          <table:table-cell office:value-type="string">
            <text:p>BOLIVARIANO</text:p>
          </table:table-cell>
          <table:table-cell office:value-type="float" office:value="40131539">
            <text:p>40131539</text:p>
          </table:table-cell>
          <table:table-cell office:value-type="date" office:date-value="2022-11-11">
            <text:p>11/11/22 00:00</text:p>
          </table:table-cell>
          <table:table-cell office:value-type="date" office:date-value="2023-09-01T11:08:57">
            <text:p>01/09/23 11:08</text:p>
          </table:table-cell>
        </table:table-row>
        <table:table-row table:style-name="ro2">
          <table:table-cell office:value-type="float" office:value="190050033001">
            <text:p>190050033001</text:p>
          </table:table-cell>
          <table:table-cell office:value-type="string">
            <text:p>$1.022,76</text:p>
          </table:table-cell>
          <table:table-cell office:value-type="string">
            <text:p>Aprobada</text:p>
          </table:table-cell>
          <table:table-cell office:value-type="string">
            <text:p>BOLIVARIANO</text:p>
          </table:table-cell>
          <table:table-cell office:value-type="float" office:value="55655484">
            <text:p>55655484</text:p>
          </table:table-cell>
          <table:table-cell office:value-type="date" office:date-value="2022-11-11">
            <text:p>11/11/22 00:00</text:p>
          </table:table-cell>
          <table:table-cell table:style-name="ce2" office:value-type="string">
            <text:p>12/15/2022 9:17:42 AM</text:p>
          </table:table-cell>
        </table:table-row>
        <table:table-row table:style-name="ro2">
          <table:table-cell office:value-type="float" office:value="190055507001">
            <text:p>190055507001</text:p>
          </table:table-cell>
          <table:table-cell office:value-type="string">
            <text:p>$60,00</text:p>
          </table:table-cell>
          <table:table-cell office:value-type="string">
            <text:p>Aprobada</text:p>
          </table:table-cell>
          <table:table-cell office:value-type="string">
            <text:p>BOLIVARIANO</text:p>
          </table:table-cell>
          <table:table-cell office:value-type="float" office:value="38775836">
            <text:p>38775836</text:p>
          </table:table-cell>
          <table:table-cell office:value-type="date" office:date-value="2022-11-11">
            <text:p>11/11/22 00:00</text:p>
          </table:table-cell>
          <table:table-cell office:value-type="date" office:date-value="2023-06-01T10:46:21">
            <text:p>01/06/23 10:46</text:p>
          </table:table-cell>
        </table:table-row>
        <table:table-row table:style-name="ro2">
          <table:table-cell office:value-type="float" office:value="190072002001">
            <text:p>190072002001</text:p>
          </table:table-cell>
          <table:table-cell office:value-type="string">
            <text:p>$3.578,00</text:p>
          </table:table-cell>
          <table:table-cell office:value-type="string">
            <text:p>Aprobada</text:p>
          </table:table-cell>
          <table:table-cell office:value-type="string">
            <text:p>BOLIVARIANO</text:p>
          </table:table-cell>
          <table:table-cell office:value-type="float" office:value="55509919">
            <text:p>55509919</text:p>
          </table:table-cell>
          <table:table-cell office:value-type="date" office:date-value="2022-11-11">
            <text:p>11/11/22 00:00</text:p>
          </table:table-cell>
          <table:table-cell office:value-type="date" office:date-value="2023-09-01T15:28:32">
            <text:p>01/09/23 15:2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30">30/01/2023</text:date>, <text:time>09:2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17S</meta:editing-duration>
    <meta:editing-cycles>3</meta:editing-cycles>
    <meta:generator>OpenOffice/4.0.0$Win32 OpenOffice.org_project/400m3$Build-9702</meta:generator>
    <dc:date>2023-01-30T09:24:07.98</dc:date>
    <meta:document-statistic meta:table-count="3" meta:cell-count="273" meta:object-count="0"/>
    <meta:user-defined meta:name="Info 1"/>
    <meta:user-defined meta:name="Info 2"/>
    <meta:user-defined meta:name="Info 3"/>
    <meta:user-defined meta:name="Info 4"/>
  </office:meta>
</office:document-meta>
</file>